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364b1"/>
    </style:style>
    <style:style style:name="P2" style:family="paragraph" style:parent-style-name="Standard">
      <style:text-properties fo:font-size="11pt" fo:font-style="normal" style:text-underline-style="none" fo:font-weight="normal" officeooo:paragraph-rsid="001364b1" style:font-size-asian="9.60000038146973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fo:font-size="11pt" fo:font-style="normal" style:text-underline-style="none" fo:font-weight="normal" officeooo:paragraph-rsid="0014d73d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fo:font-size="11pt" fo:font-style="normal" style:text-underline-style="none" fo:font-weight="normal" officeooo:paragraph-rsid="00178c81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font-size="11pt" fo:font-style="normal" style:text-underline-style="none" fo:font-weight="normal" officeooo:paragraph-rsid="00193c00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fo:font-size="11pt" fo:font-style="normal" style:text-underline-style="none" fo:font-weight="normal" officeooo:rsid="001364b1" officeooo:paragraph-rsid="001364b1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fo:font-size="11pt" fo:font-style="normal" style:text-underline-style="none" fo:font-weight="normal" officeooo:rsid="0014d73d" officeooo:paragraph-rsid="0014d73d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font-size="11pt" fo:font-style="normal" style:text-underline-style="none" fo:font-weight="normal" officeooo:rsid="0015bcca" officeooo:paragraph-rsid="0015bcca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style:text-underline-style="none" fo:font-weight="normal" officeooo:rsid="0016a1ee" officeooo:paragraph-rsid="0016a1ee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size="11pt" fo:font-style="normal" style:text-underline-style="none" fo:font-weight="normal" officeooo:rsid="0016a1ee" officeooo:paragraph-rsid="0016ea4b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fo:font-size="11pt" fo:font-style="normal" style:text-underline-style="none" fo:font-weight="normal" officeooo:rsid="0016a1ee" officeooo:paragraph-rsid="00193c00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size="11pt" fo:font-style="normal" style:text-underline-style="none" fo:font-weight="normal" officeooo:rsid="0016ea4b" officeooo:paragraph-rsid="0016ea4b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fo:font-style="normal" style:text-underline-style="none" fo:font-weight="normal" officeooo:rsid="00178c81" officeooo:paragraph-rsid="00178c81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1pt" fo:font-style="normal" style:text-underline-style="none" fo:font-weight="normal" officeooo:rsid="00178c81" officeooo:paragraph-rsid="00193c00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style:text-underline-style="none" fo:font-weight="normal" officeooo:rsid="00193c00" officeooo:paragraph-rsid="00193c00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364b1" officeooo:paragraph-rsid="001364b1" style:font-size-asian="13pt" style:font-style-asian="italic" style:font-weight-asian="bold" style:font-size-complex="13pt" style:font-style-complex="italic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officeooo:rsid="001364b1"/>
    </style:style>
    <style:style style:name="T2" style:family="text">
      <style:text-properties fo:font-style="italic" fo:font-weight="bold" officeooo:rsid="001364b1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4d73d" style:font-style-asian="italic" style:font-weight-asian="bold" style:font-style-complex="italic" style:font-weight-complex="bold"/>
    </style:style>
    <style:style style:name="T4" style:family="text">
      <style:text-properties fo:font-size="13pt" fo:font-style="italic" style:text-underline-style="solid" style:text-underline-width="auto" style:text-underline-color="font-color" fo:font-weight="bold" officeooo:rsid="001364b1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officeooo:rsid="0014d73d"/>
    </style:style>
    <style:style style:name="T6" style:family="text">
      <style:text-properties officeooo:rsid="0016a1ee"/>
    </style:style>
    <style:style style:name="T7" style:family="text">
      <style:text-properties officeooo:rsid="0016ea4b"/>
    </style:style>
    <style:style style:name="T8" style:family="text">
      <style:text-properties officeooo:rsid="00178c81"/>
    </style:style>
    <style:style style:name="T9" style:family="text">
      <style:text-properties officeooo:rsid="00193c00"/>
    </style:style>
    <style:style style:name="T10" style:family="text">
      <style:text-properties officeooo:rsid="0019ebac"/>
    </style:style>
    <style:style style:name="T11" style:family="text">
      <style:text-properties fo:font-size="12pt" style:font-size-asian="12pt" style:font-size-complex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text:tab/></text:span><text:span text:style-name="T4">Projektorganisation</text:span></text:p>
      <text:p text:style-name="P16"/>
      <text:p text:style-name="P2"><text:span text:style-name="T1">→ Ein </text:span><text:span text:style-name="T2">Projekt</text:span><text:span text:style-name="T1"> ist ein nicht routinemäßiges Vorhaben, das in seinen Zielen, seinem Mitteleinsatz und seiner Terminierung abgegrenzt ist.</text:span></text:p>
      <text:p text:style-name="P6"/>
      <text:p text:style-name="P2"><text:span text:style-name="T1">→ Ein </text:span><text:span text:style-name="T2">Projekt</text:span><text:span text:style-name="T1"> ist neuartig.</text:span></text:p>
      <text:p text:style-name="P6"/>
      <text:p text:style-name="P3"><text:span text:style-name="T5">→ Ein </text:span><text:span text:style-name="T3">Projekt</text:span><text:span text:style-name="T5"> ist zeitlich begrenzt</text:span></text:p>
      <text:p text:style-name="P7"/>
      <text:p text:style-name="P3"><text:span text:style-name="T5">→ Ein </text:span><text:span text:style-name="T3">Projekt</text:span><text:span text:style-name="T5"> hat begrenzte finanzielle Mittel</text:span></text:p>
      <text:p text:style-name="P7"/>
      <text:p text:style-name="P3"><text:span text:style-name="T5">→ Ein </text:span><text:span text:style-name="T3">Projekt</text:span><text:span text:style-name="T5"> ist immer Risikobehaftet</text:span></text:p>
      <text:p text:style-name="P7"/>
      <text:p text:style-name="P3"><text:span text:style-name="T5">→ Ein </text:span><text:span text:style-name="T3">Projekt</text:span><text:span text:style-name="T5"> hat begrenzte Ressourcen</text:span></text:p>
      <text:p text:style-name="P7"/>
      <text:p text:style-name="P3"><text:span text:style-name="T5">→ Ein </text:span><text:span text:style-name="T3">Projekt</text:span><text:span text:style-name="T5"> ist einmalig</text:span></text:p>
      <text:p text:style-name="P7"/>
      <text:p text:style-name="P3"><text:span text:style-name="T5">→ Ein </text:span><text:span text:style-name="T3">Projekt</text:span><text:span text:style-name="T5"> ist eine eigene Organisationsform</text:span></text:p>
      <text:p text:style-name="P7"/>
      <text:p text:style-name="P8"/>
      <text:p text:style-name="P8">Ein Projekt wird: <text:s/>→ häufig von mehreren Mitarbeitern realisiert, die in einem Team <text:tab/><text:tab/><text:tab/><text:tab/> <text:s text:c="8"/>zusammenarbeiten und</text:p>
      <text:p text:style-name="P8"><text:tab/><text:tab/> <text:s text:c="4"/>→ von einem Projektleiter koordiniert,</text:p>
      <text:p text:style-name="P8"/>
      <text:p text:style-name="P9">Jedes Projekt: <text:s text:c="4"/>→ ist anders und deshalb schwerer kalkulierbar</text:p>
      <text:p text:style-name="P10"><text:tab/><text:tab/> <text:s text:c="4"/>→ verfügt über eine Durchlaufzeit</text:p>
      <text:p text:style-name="P10"/>
      <text:p text:style-name="P12">Jedes Projekt hat einen Startermin (Vorwärtsrechnung) und einen Endtermin (Rückwärtsrechnung), der Zeitraum dazwischen nennt sich Durchlaufzeit.</text:p>
      <text:p text:style-name="P12"/>
      <text:p text:style-name="P12">Die Zeichtachse wird durch den Auftraggeber vorgegeben.</text:p>
      <text:p text:style-name="P10"/>
      <text:p text:style-name="P12">Die Durchlaufzeit und Termine werden bestimmt durch: <text:s/><text:tab/>→ Die Planung der Aktivitäten</text:p>
      <text:p text:style-name="P4"><text:span text:style-name="T6"><text:tab/><text:tab/><text:tab/><text:tab/><text:tab/><text:tab/><text:tab/><text:tab/></text:span><text:span text:style-name="T7">→ </text:span><text:span text:style-name="T8">marktpolitische Bedingungen</text:span></text:p>
      <text:p text:style-name="P13"><text:tab/><text:tab/><text:tab/><text:tab/><text:tab/><text:tab/><text:tab/><text:tab/>→ betriebswirtschaftliche Bedingungen</text:p>
      <text:p text:style-name="P14"><text:tab/><text:tab/><text:tab/><text:tab/><text:tab/><text:tab/><text:tab/><text:tab/>→ Aufwandsgrenzen</text:p>
      <text:p text:style-name="P14"/>
      <text:p text:style-name="P15"/>
      <text:p text:style-name="P5"><text:span text:style-name="T9">Projekte sind in allen Gesellschaftsbereichen und Wirtschaftszweigen üblich.</text:span><text:span text:style-name="T6"> <text:s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<draw:rect text:anchor-type="paragraph" draw:z-index="2" draw:style-name="gr1" draw:text-style-name="P17" svg:width="2.0524in" svg:height="0.6567in" svg:x="4.8571in" svg:y="0.1311in"><text:p text:style-name="P17">Ablösung von</text:p><text:p text:style-name="P17">Eigenentwicklungen durch</text:p><text:p text:style-name="P17">Standardsoftware</text:p></draw:rect><draw:rect text:anchor-type="paragraph" draw:z-index="1" draw:style-name="gr1" draw:text-style-name="P18" svg:width="2.0524in" svg:height="0.6567in" svg:x="2.2008in" svg:y="0.1in"><text:p text:style-name="P17"><text:span text:style-name="T11">Einführung neuer</text:span></text:p><text:p text:style-name="P17"><text:span text:style-name="T11">Informationssysteme</text:span></text:p></draw:rect><draw:rect text:anchor-type="paragraph" draw:z-index="4" draw:style-name="gr1" draw:text-style-name="P17" svg:width="2.1567in" svg:height="0.6461in" svg:x="-0.4764in" svg:y="0.098in"><text:p text:style-name="P17">Entwicklung von</text:p><text:p text:style-name="P17">Anwendungssystemen</text:p></draw:rect></text:p>
      <text:p text:style-name="P11"><draw:rect text:anchor-type="paragraph" draw:z-index="0" draw:style-name="gr1" draw:text-style-name="P17" svg:width="2.7398in" svg:height="0.8858in" svg:x="1.6591in" svg:y="1.2102in"><text:p text:style-name="P17">IT-Projekte</text:p></draw:rect><draw:rect text:anchor-type="paragraph" draw:z-index="3" draw:style-name="gr2" draw:text-style-name="P17" svg:width="2.0524in" svg:height="0.6567in" svg:x="-0.6535in" svg:y="1.3374in"><text:p/></draw:rect><draw:rect text:anchor-type="paragraph" draw:z-index="5" draw:style-name="gr1" draw:text-style-name="P17" svg:width="2.0524in" svg:height="0.6567in" svg:x="-0.2366in" svg:y="2.848in"><text:p text:style-name="P17">Aufbau</text:p><text:p text:style-name="P17">Überbetrieblicher</text:p><text:p text:style-name="P17">Netzwerke</text:p></draw:rect><draw:rect text:anchor-type="paragraph" draw:z-index="6" draw:style-name="gr1" draw:text-style-name="P17" svg:width="2.0524in" svg:height="0.6567in" svg:x="-0.6535in" svg:y="1.3374in"><text:p text:style-name="P17">Vernetzung von</text:p><text:p text:style-name="P17">IT-Systemen</text:p></draw:rect><draw:rect text:anchor-type="paragraph" draw:z-index="7" draw:style-name="gr1" draw:text-style-name="P17" svg:width="2.0835in" svg:height="0.7087in" svg:x="2.2736in" svg:y="2.8772in"><text:p text:style-name="P17">Entwicklung neuer</text:p><text:p text:style-name="P17">Hardwareprodukte</text:p></draw:rect><draw:rect text:anchor-type="paragraph" draw:z-index="8" draw:style-name="gr1" draw:text-style-name="P17" svg:width="2.1358in" svg:height="0.6878in" svg:x="4.8362in" svg:y="2.8772in"><text:p text:style-name="P17">Umsetzung von </text:p><text:p text:style-name="P17">Rightsizing oder</text:p><text:p text:style-name="P17">Outsourcing</text:p></draw:rect><draw:line text:anchor-type="paragraph" draw:z-index="9" draw:style-name="gr2" draw:text-style-name="P17" svg:x1="3.0547in" svg:y1="1.2102in" svg:x2="3.0547in" svg:y2="0.5665in"><text:p/></draw:line><draw:line text:anchor-type="paragraph" draw:z-index="10" draw:style-name="gr2" draw:text-style-name="P17" svg:x1="1.6591in" svg:y1="1.2106in" svg:x2="0.7839in" svg:y2="0.5543in"><text:p/></draw:line><draw:line text:anchor-type="paragraph" draw:z-index="11" draw:style-name="gr2" draw:text-style-name="P17" svg:x1="1.6587in" svg:y1="1.6583in" svg:x2="1.3984in" svg:y2="1.6583in"><text:p/></draw:line><draw:line text:anchor-type="paragraph" draw:z-index="12" draw:style-name="gr2" draw:text-style-name="P17" svg:x1="1.6591in" svg:y1="2.0957in" svg:x2="0.9402in" svg:y2="2.8476in"><text:p/></draw:line><draw:line text:anchor-type="paragraph" draw:z-index="13" draw:style-name="gr2" draw:text-style-name="P17" svg:x1="3.3047in" svg:y1="2.0957in" svg:x2="3.3047in" svg:y2="2.8768in"><text:p/></draw:line><draw:line text:anchor-type="paragraph" draw:z-index="14" draw:style-name="gr2" draw:text-style-name="P17" svg:x1="4.3984in" svg:y1="2.0957in" svg:x2="4.8358in" svg:y2="2.8768in"><text:p/></draw:line><draw:line text:anchor-type="paragraph" draw:z-index="15" draw:style-name="gr2" draw:text-style-name="P17" svg:x1="4.3984in" svg:y1="1.2106in" svg:x2="4.8567in" svg:y2="0.59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3T13:12:12</meta:creation-date>
    <dc:date>2013-03-26T09:25:56</dc:date>
    <dc:creator>root </dc:creator>
    <meta:editing-duration>PT1H3M27S</meta:editing-duration>
    <meta:editing-cycles>7</meta:editing-cycles>
    <meta:generator>LibreOffice/4.0.0.2$Linux_x86 LibreOffice_project/408fe71bd18616c467b3dcd7ab6756528ffcae2</meta:generator>
    <meta:document-statistic meta:table-count="0" meta:image-count="0" meta:object-count="0" meta:page-count="2" meta:paragraph-count="20" meta:word-count="147" meta:character-count="1151" meta:non-whitespace-character-count="959"/>
  </office:meta>
</office:document-meta>
</file>